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9837" officeooo:paragraph-rsid="001a9837"/>
    </style:style>
    <style:style style:name="P2" style:family="paragraph" style:parent-style-name="Standard">
      <style:paragraph-properties fo:text-align="start" style:justify-single-word="false"/>
      <style:text-properties officeooo:rsid="001c3e85" officeooo:paragraph-rsid="001c3e85"/>
    </style:style>
    <style:style style:name="P3" style:family="paragraph" style:parent-style-name="Standard">
      <style:paragraph-properties fo:text-align="start" style:justify-single-word="false"/>
      <style:text-properties officeooo:rsid="001c3e85" officeooo:paragraph-rsid="001dd4e8"/>
    </style:style>
    <style:style style:name="P4" style:family="paragraph" style:parent-style-name="Standard">
      <style:paragraph-properties fo:text-align="center" style:justify-single-word="false"/>
      <style:text-properties officeooo:rsid="001c3e85" officeooo:paragraph-rsid="001a9837"/>
    </style:style>
    <style:style style:name="P5" style:family="paragraph" style:parent-style-name="Standard">
      <style:paragraph-properties fo:text-align="start" style:justify-single-word="false"/>
      <style:text-properties officeooo:rsid="001c4d8b" officeooo:paragraph-rsid="001c4d8b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c4d8b" officeooo:paragraph-rsid="001c4d8b"/>
    </style:style>
    <style:style style:name="P7" style:family="paragraph" style:parent-style-name="Standard">
      <style:paragraph-properties fo:text-align="start" style:justify-single-word="false"/>
      <style:text-properties officeooo:rsid="001dd4e8" officeooo:paragraph-rsid="001dd4e8"/>
    </style:style>
    <style:style style:name="P8" style:family="paragraph" style:parent-style-name="Standard">
      <style:paragraph-properties fo:text-align="start" style:justify-single-word="false"/>
      <style:text-properties officeooo:rsid="001e947d" officeooo:paragraph-rsid="001e947d"/>
    </style:style>
    <style:style style:name="P9" style:family="paragraph" style:parent-style-name="Standard">
      <style:paragraph-properties fo:text-align="start" style:justify-single-word="false"/>
      <style:text-properties officeooo:rsid="001e9f19" officeooo:paragraph-rsid="001e9f19"/>
    </style:style>
    <style:style style:name="P10" style:family="paragraph" style:parent-style-name="Standard">
      <style:paragraph-properties fo:text-align="start" style:justify-single-word="false"/>
      <style:text-properties officeooo:rsid="001fe107" officeooo:paragraph-rsid="001fe107"/>
    </style:style>
    <style:style style:name="P11" style:family="paragraph" style:parent-style-name="Standard">
      <style:paragraph-properties fo:text-align="start" style:justify-single-word="false"/>
      <style:text-properties officeooo:rsid="0020ae4c" officeooo:paragraph-rsid="0020ae4c"/>
    </style:style>
    <style:style style:name="P12" style:family="paragraph" style:parent-style-name="Standard">
      <style:paragraph-properties fo:text-align="start" style:justify-single-word="false"/>
      <style:text-properties officeooo:rsid="002285b4" officeooo:paragraph-rsid="002285b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uring Rails Applications</text:p>
      <text:p text:style-name="P4"/>
      <text:p text:style-name="P2">1. Introduction</text:p>
      <text:p text:style-name="P2">Security depends on all layers of a web application environment: The back-end storage, the web server, and the web application itself. The guide is about preventing threats against webapp.</text:p>
      <text:p text:style-name="P2"/>
      <text:p text:style-name="P2">2. Sessions</text:p>
      <text:p text:style-name="P2">2.1 What are Sessions?</text:p>
      <text:p text:style-name="P2">Sessions keep track of state for users that interaction with application</text:p>
      <text:p text:style-name="P2"/>
      <text:p text:style-name="P2">2.2 Session Hijacking</text:p>
      <text:p text:style-name="P5">Stealing a user’s session ID lets an attacker use the web app in the victim’s name.</text:p>
      <text:list xml:id="list1939111577" text:style-name="L1">
        <text:list-item>
          <text:p text:style-name="P6">Sniff the cookie in an insecure network</text:p>
        </text:list-item>
        <text:list-item>
          <text:p text:style-name="P6">If use forgets to log out in a public terminal</text:p>
        </text:list-item>
        <text:list-item>
          <text:p text:style-name="P6">cross site scripting exploits</text:p>
        </text:list-item>
        <text:list-item>
          <text:p text:style-name="P6">session fixation</text:p>
        </text:list-item>
      </text:list>
      <text:p text:style-name="P5"/>
      <text:p text:style-name="P5">2.3 Session Storage</text:p>
      <text:p text:style-name="P7">`CookieStore` uses the encrypted cookie jar to provide a secure, encrypted location to store session data. The encryption key, as well as the verification key used for signed cookies, is derived from the secret_key_base configuration value. </text:p>
      <text:p text:style-name="P2"/>
      <text:p text:style-name="P7">2.4 Rotating Encrypted and Signed Cookies Configurations</text:p>
      <text:p text:style-name="P3">It's possible to rotate the ciphers and digests used for encrypted and signed cookies.</text:p>
      <text:p text:style-name="P3"/>
      <text:p text:style-name="P7">2.5 Replay Attacks for CookieStore Sessions</text:p>
      <text:p text:style-name="P7">A user uses an old session cookie to replace current cookie to try and bypass app rules, solution is not to store important data in session like a credit value that changes when a user makes a purchase.</text:p>
      <text:p text:style-name="P7"/>
      <text:p text:style-name="P7">2.6 Session Fixation</text:p>
      <text:p text:style-name="P8">Attacker creates a valid session ID and lures client into using it through JavaScript in an infected page.</text:p>
      <text:p text:style-name="P8"/>
      <text:p text:style-name="P8">2.7 Session Fixation – Countermeasures</text:p>
      <text:p text:style-name="P8">you can issue a new session identifier and declare the old one invalid after a successful login. `reset_session`. Devise gem automatically expire sessions on sign in and signout. Another countermeasure can be to save user-specific properties in the session, verify them every time <text:s/>a request comes in and deny access if information does not match.</text:p>
      <text:p text:style-name="P8"/>
      <text:p text:style-name="P8">2.8 Session Expiry</text:p>
      <text:p text:style-name="P8">Sessions that never expire extend the time-frame for attacks such as cross-site request forgery, session hijacking, and session fixation.</text:p>
      <text:p text:style-name="P8"/>
      <text:p text:style-name="P9">3. Cross-Site Request Forgery (CSRF)</text:p>
      <text:p text:style-name="P10">This attack works by including malicious code or a link in a page that accesses a web application that the user is believed to have authenticated. If the session for that web application has not timed out, an attacker may execute unauthorized commands.</text:p>
      <text:p text:style-name="P10"/>
      <text:p text:style-name="P10"/>
      <text:p text:style-name="P10"/>
      <text:p text:style-name="P10"><text:soft-page-break/>3.1 CSRF Countermeasures</text:p>
      <text:p text:style-name="P10">3.1.1 Use GET and POST appropriately</text:p>
      <text:p text:style-name="P11">3.1.2 Required Security Token</text:p>
      <text:p text:style-name="P11">3.1.3 Clearing Persistent Cookies</text:p>
      <text:p text:style-name="P11"/>
      <text:p text:style-name="P12">4 Redirection and Files</text:p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ources:</text:p>
      <text:p text:style-name="P2"><text:a xlink:type="simple" xlink:href="https://guides.rubyonrails.org/security.html" text:style-name="Internet_20_link" text:visited-style-name="Visited_20_Internet_20_Link">https://guides.rubyonrails.org/security.html</text:a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1:50:56.455492870</meta:creation-date>
    <dc:date>2024-05-20T13:23:12.177753321</dc:date>
    <meta:editing-duration>PT40M4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33" meta:word-count="374" meta:character-count="2371" meta:non-whitespace-character-count="2031"/>
  </office:meta>
</office:document-meta>
</file>